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3pt" fo:font-style="normal" officeooo:rsid="00136a8f" officeooo:paragraph-rsid="00136a8f" style:font-size-asian="13pt" style:font-style-asian="normal" style:font-size-complex="13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3pt" fo:font-style="normal" officeooo:rsid="00157172" officeooo:paragraph-rsid="00157172" style:font-size-asian="13pt" style:font-style-asian="normal" style:font-size-complex="13pt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3pt" fo:font-style="italic" officeooo:rsid="00136a8f" officeooo:paragraph-rsid="00136a8f" style:font-size-asian="13pt" style:font-style-asian="italic" style:font-size-complex="13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3pt" fo:font-style="italic" officeooo:rsid="00136a8f" officeooo:paragraph-rsid="001444e1" style:font-size-asian="13pt" style:font-style-asian="italic" style:font-size-complex="13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2pt" officeooo:rsid="00136a8f" officeooo:paragraph-rsid="00136a8f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2pt" officeooo:rsid="0015f0bf" officeooo:paragraph-rsid="0015f0bf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2pt" fo:font-style="normal" officeooo:rsid="001444e1" officeooo:paragraph-rsid="001444e1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12pt" fo:font-style="normal" officeooo:rsid="001444e1" officeooo:paragraph-rsid="00157172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2pt" fo:font-style="normal" officeooo:rsid="00157172" officeooo:paragraph-rsid="00157172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2pt" fo:font-style="italic" officeooo:rsid="00136a8f" officeooo:paragraph-rsid="00136a8f" style:font-size-asian="12pt" style:font-style-asian="italic" style:font-size-complex="1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57172"/>
    </style:style>
    <style:style style:name="T3" style:family="text">
      <style:text-properties officeooo:rsid="0015f0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pring-time silk worms in shearwater</text:p>
      <text:p text:style-name="P5">Chew mulberry leaves in shoe boxes</text:p>
      <text:p text:style-name="P5">Kids watch silk, slowly spun</text:p>
      <text:p text:style-name="P5">With excitement- somehow</text:p>
      <text:p text:style-name="P5">The kind of fascination</text:p>
      <text:p text:style-name="P5">You only hold once</text:p>
      <text:p text:style-name="P5"/>
      <text:p text:style-name="P5">Teacher knows you’ve got more leaves at home</text:p>
      <text:p text:style-name="P5">Knowledge of a mulberry tree spreads, I suppose</text:p>
      <text:p text:style-name="P5">In the back of the ute now sits</text:p>
      <text:p text:style-name="P5">A tub of silk-worm food</text:p>
      <text:p text:style-name="P5">Green-white bubbles brush your hand as you rifle through</text:p>
      <text:p text:style-name="P5">Is this really a mulberry?<text:line-break/></text:p>
      <text:p text:style-name="P5">Nothing to do now, as heat picks up on dry grass</text:p>
      <text:p text:style-name="P5">‘Cept sit and pick berries- a bit too bitter</text:p>
      <text:p text:style-name="P5">Pinks and greens, a hint of red, can’t compare</text:p>
      <text:p text:style-name="P5">To the purple-black to come</text:p>
      <text:p text:style-name="P5"/>
      <text:p text:style-name="P5">Summer Sunday, steam in the air</text:p>
      <text:p text:style-name="P5">Friend perched precariously in a tree</text:p>
      <text:p text:style-name="P5">As his parent’s tires crackle over driveway gravel</text:p>
      <text:p text:style-name="P5">March flies, buzzing endlessly around him</text:p>
      <text:p text:style-name="P5">“They won’t find us up here”, he says, praying flies won’t bite</text:p>
      <text:p text:style-name="P5">To buy us a few more minutes</text:p>
      <text:p text:style-name="P6"/>
      <text:p text:style-name="P5">Sister’s plucked all the lower branches</text:p>
      <text:p text:style-name="P5">By the time dad calls for the pie-making-crew</text:p>
      <text:p text:style-name="P5">Lucky, then, that she can climb</text:p>
      <text:p text:style-name="P5">Almost as high as you</text:p>
      <text:p text:style-name="P5">Bicker on branches<text:line-break/>“There’s no good ones there!”<text:line-break/><text:line-break/>“C’mon! We’ve got enough”<text:line-break/>Dad shouts from his aluminium bowl</text:p>
      <text:p text:style-name="P5">A thin slick of juice now pools</text:p>
      <text:p text:style-name="P5">Purple stains, clothes a mess</text:p>
      <text:p text:style-name="P5"/>
      <text:p text:style-name="P5">Clamber down, meet a sharp <text:span text:style-name="T1">snap!</text:span></text:p>
      <text:p text:style-name="P7">Foot falls through, blood brims on her calf</text:p>
      <text:p text:style-name="P7">A season ago, we would’ve been warned</text:p>
      <text:p text:style-name="P7">“Never step on a branch thinner than your wrist”</text:p>
      <text:p text:style-name="P7">But fresh short bread on the counter-top</text:p>
      <text:p text:style-name="P7">Kept mums warning bitten back, behind a smile</text:p>
      <text:p text:style-name="P10"/>
      <text:p text:style-name="P7">“They’re country kids!” Whatever those are</text:p>
      <text:p text:style-name="P7">“A bit of spit on the scratch and she’ll be fine.”</text:p>
      <text:p text:style-name="P7">Sister’s sobs broken, intermittently</text:p>
      <text:p text:style-name="P7">To reach for the mulberry bowl</text:p>
      <text:p text:style-name="P7"/>
      <text:p text:style-name="P7">“Oi!”<text:line-break/>“Are ya hurt or not?”</text:p>
      <text:p text:style-name="P10"><text:soft-page-break/></text:p>
      <text:p text:style-name="P10"/>
      <text:p text:style-name="P7">It’s been a while since I saw mulberry red</text:p>
      <text:p text:style-name="P7">Since I’ve felt purple stains stick to hands in summer’s heat</text:p>
      <text:p text:style-name="P7">Long since washed up, scrubbed off</text:p>
      <text:p text:style-name="P7">Torn from hands, so they could better greet the city</text:p>
      <text:p text:style-name="P7">That mess doesn’t fit so good down here</text:p>
      <text:p text:style-name="P7">Looks cheap. A cherry-red blazer will do better.</text:p>
      <text:p text:style-name="P7"/>
      <text:p text:style-name="P7">Perhaps that’s why it struck me, even more</text:p>
      <text:p text:style-name="P7">When I saw it in a friend-of-a-friends hair</text:p>
      <text:p text:style-name="P8">Somewhere in a park, <text:span text:style-name="T2">date in tow</text:span></text:p>
      <text:p text:style-name="P8"><text:span text:style-name="T2">T</text:span>hey called out to me</text:p>
      <text:p text:style-name="P9">Working conversation around gaps in my memory</text:p>
      <text:p text:style-name="P9">I’m still not sure I remembered them</text:p>
      <text:p text:style-name="P9"/>
      <text:p text:style-name="P9">Yet, it stuck on my hands</text:p>
      <text:p text:style-name="P9">Tacked at my keyboard as I typed away</text:p>
      <text:p text:style-name="P9">Tween meetings, I’d check my phone</text:p>
      <text:p text:style-name="P9">Mulberry-red thumb-prints, decorate the screen</text:p>
      <text:p text:style-name="P9"/>
      <text:p text:style-name="P9">I’d met her a few times before, I’m sure</text:p>
      <text:p text:style-name="P9">But I know I never saw her</text:p>
      <text:p text:style-name="P9">In the same way I saw her then</text:p>
      <text:p text:style-name="P9">It’s an awkward thing to sit with- leaves a stone in your stomach<text:line-break/>Seeing such beauty in</text:p>
      <text:p text:style-name="P9"><text:s/>a “friend-of-a-friend”</text:p>
      <text:p text:style-name="P9"/>
      <text:p text:style-name="P9">Primitivo!</text:p>
      <text:p text:style-name="P9">It’s an alright wine, I think</text:p>
      <text:p text:style-name="P9">She plays it almost like sagely wisdom</text:p>
      <text:p text:style-name="P9">I still haven’t told her the only reason I drink it</text:p>
      <text:p text:style-name="P9">Is because the name seemed cute</text:p>
      <text:p text:style-name="P9">And my girlfriend liked it</text:p>
      <text:p text:style-name="P9"/>
      <text:p text:style-name="P9">Drunkenly home we stumbled</text:p>
      <text:p text:style-name="P9">After managing to mix up</text:p>
      <text:p text:style-name="P9">Limoncello and Limonata</text:p>
      <text:p text:style-name="P9">That perfectly clear, misty night</text:p>
      <text:p text:style-name="P9"/>
      <text:p text:style-name="P9">“You have to do something with them”</text:p>
      <text:p text:style-name="P9">“Or it’ll just make for more flies”</text:p>
      <text:p text:style-name="P9"><text:span text:style-name="T3">Dad reminds us</text:span>, when <text:span text:style-name="T3">we</text:span> come back home</text:p>
      <text:p text:style-name="P9"><text:span text:style-name="T3">The m</text:span>ulberry crew’s a bit more tired now</text:p>
      <text:p text:style-name="P9"/>
      <text:p text:style-name="P9">But I still have a feeling</text:p>
      <text:p text:style-name="P9">This years pie will turn out well</text:p>
      <text:p text:style-name="P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7:59:45.694992951</meta:creation-date>
    <meta:generator>LibreOffice/7.3.7.2$Linux_X86_64 LibreOffice_project/30$Build-2</meta:generator>
    <dc:date>2024-09-03T18:37:55.325041130</dc:date>
    <meta:editing-duration>PT3M41S</meta:editing-duration>
    <meta:editing-cycles>1</meta:editing-cycles>
    <meta:document-statistic meta:table-count="0" meta:image-count="0" meta:object-count="0" meta:page-count="2" meta:paragraph-count="77" meta:word-count="540" meta:character-count="2884" meta:non-whitespace-character-count="2418"/>
  </office:meta>
</office:document-meta>
</file>